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 WT" svg:font-family="'Andale Mono WT', 'Andale Mono', 'Lucida Console', 'Lucida Sans Typewriter', Monaco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bec41" officeooo:paragraph-rsid="000bec41"/>
    </style:style>
    <style:style style:name="P2" style:family="paragraph" style:parent-style-name="Standard">
      <style:paragraph-properties fo:text-align="center" style:justify-single-word="false"/>
      <style:text-properties fo:font-size="18pt" officeooo:rsid="000bec41" officeooo:paragraph-rsid="000bec4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bec41" officeooo:paragraph-rsid="000bec4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0bec41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0de59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1282b7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2c2a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e59a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10186a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0de59a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0fdb05" officeooo:paragraph-rsid="000fdb05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0186a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2b5f7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1282b7" officeooo:paragraph-rsid="001282b7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12b5f7" officeooo:paragraph-rsid="0012b5f7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10966"/>
    </style:style>
    <style:style style:name="P18" style:family="paragraph" style:parent-style-name="Standard">
      <style:paragraph-properties fo:text-align="start" style:justify-single-word="false"/>
      <style:text-properties officeooo:paragraph-rsid="001282b7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b5f7" officeooo:paragraph-rsid="000f5f95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4c44d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18pt" fo:font-weight="normal" officeooo:rsid="000bec41" officeooo:paragraph-rsid="000bec41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size="18pt" fo:font-weight="bold" officeooo:rsid="000bec41" officeooo:paragraph-rsid="000bec41" style:font-size-asian="18pt" style:font-weight-asian="bold" style:font-size-complex="18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8aca2" officeooo:paragraph-rsid="0018aca2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92706" officeooo:paragraph-rsid="00222808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92706" officeooo:paragraph-rsid="0024d729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b5f7" officeooo:paragraph-rsid="000f5f95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6b2f3" officeooo:paragraph-rsid="001d434c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6b2f3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bfd98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bfd98" officeooo:paragraph-rsid="001d434c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d434c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2b5f7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e506a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6b2f3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e506a" officeooo:paragraph-rsid="001e506a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ffbce" officeooo:paragraph-rsid="001ffbce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f5f95" officeooo:paragraph-rsid="00203fa6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3fa6" officeooo:paragraph-rsid="00203fa6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3fa6" officeooo:paragraph-rsid="00222808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22808" officeooo:paragraph-rsid="00222808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4d729" officeooo:paragraph-rsid="0024d729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9aad2" officeooo:paragraph-rsid="0029aad2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b1e4a" officeooo:paragraph-rsid="002b1e4a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0186a" style:font-size-asian="18pt" style:font-weight-asian="normal" style:font-size-complex="18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2b5f7" style:font-size-asian="18pt" style:font-weight-asian="normal" style:font-size-complex="18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5b20e" style:font-size-asian="18pt" style:font-weight-asian="normal" style:font-size-complex="18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29aad2" style:font-size-asian="18pt" style:font-weight-asian="normal" style:font-size-complex="18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8pt" fo:font-weight="normal" officeooo:rsid="0012b5f7" officeooo:paragraph-rsid="0012b5f7" style:font-size-asian="18pt" style:font-weight-asian="normal" style:font-size-complex="18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8pt" fo:font-weight="normal" officeooo:rsid="001d434c" officeooo:paragraph-rsid="001d434c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8pt" fo:font-weight="normal" officeooo:rsid="001e506a" officeooo:paragraph-rsid="001e506a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8pt" fo:font-weight="normal" officeooo:rsid="000fdb05" officeooo:paragraph-rsid="000fdb05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8pt" fo:font-weight="normal" officeooo:rsid="0025b20e" officeooo:paragraph-rsid="0025b20e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0de59a" style:font-size-asian="18pt" style:font-weight-asian="normal" style:font-size-complex="18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8pt" fo:font-weight="normal" officeooo:rsid="002665ea" officeooo:paragraph-rsid="002665ea" style:font-size-asian="18pt" style:font-weight-asian="normal" style:font-size-complex="18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8pt" fo:font-weight="normal" officeooo:rsid="00284c18" officeooo:paragraph-rsid="00284c18" style:font-size-asian="18pt" style:font-weight-asian="normal" style:font-size-complex="18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8pt" fo:font-weight="normal" officeooo:rsid="0029aad2" officeooo:paragraph-rsid="0029aad2" style:font-size-asian="18pt" style:font-weight-asian="normal" style:font-size-complex="18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8pt" fo:font-weight="normal" officeooo:rsid="00192706" officeooo:paragraph-rsid="00192706"/>
    </style:style>
    <style:style style:name="P59" style:family="paragraph" style:parent-style-name="Standard">
      <style:paragraph-properties fo:text-align="start" style:justify-single-word="false"/>
      <style:text-properties fo:font-size="18pt" fo:font-weight="normal" officeooo:rsid="00222808" officeooo:paragraph-rsid="00222808"/>
    </style:style>
    <style:style style:name="P60" style:family="paragraph" style:parent-style-name="Standard">
      <style:paragraph-properties fo:text-align="start" style:justify-single-word="false"/>
      <style:text-properties fo:font-size="18pt" fo:font-weight="normal" officeooo:rsid="0024d729" officeooo:paragraph-rsid="0024d729"/>
    </style:style>
    <style:style style:name="P61" style:family="paragraph" style:parent-style-name="Standard">
      <style:paragraph-properties fo:text-align="start" style:justify-single-word="false"/>
      <style:text-properties fo:font-size="18pt" fo:font-weight="normal" officeooo:paragraph-rsid="000f5f95"/>
    </style:style>
    <style:style style:name="P62" style:family="paragraph" style:parent-style-name="Standard">
      <style:paragraph-properties fo:text-align="start" style:justify-single-word="false"/>
      <style:text-properties officeooo:paragraph-rsid="001ffbce"/>
    </style:style>
    <style:style style:name="P63" style:family="paragraph" style:parent-style-name="Standard">
      <style:paragraph-properties fo:text-align="start" style:justify-single-word="false"/>
      <style:text-properties officeooo:paragraph-rsid="001282b7"/>
    </style:style>
    <style:style style:name="P64" style:family="paragraph" style:parent-style-name="Standard">
      <style:paragraph-properties fo:text-align="start" style:justify-single-word="false"/>
      <style:text-properties officeooo:paragraph-rsid="00203fa6"/>
    </style:style>
    <style:style style:name="P65" style:family="paragraph" style:parent-style-name="Standard">
      <style:paragraph-properties fo:text-align="start" style:justify-single-word="false"/>
      <style:text-properties officeooo:paragraph-rsid="0020b8cc"/>
    </style:style>
    <style:style style:name="P66" style:family="paragraph" style:parent-style-name="Standard">
      <style:paragraph-properties fo:text-align="start" style:justify-single-word="false"/>
      <style:text-properties officeooo:paragraph-rsid="00192706"/>
    </style:style>
    <style:style style:name="P67" style:family="paragraph" style:parent-style-name="Standard">
      <style:paragraph-properties fo:text-align="start" style:justify-single-word="false" fo:background-color="#ffff00">
        <style:background-image/>
      </style:paragraph-properties>
      <style:text-properties fo:font-variant="normal" fo:text-transform="none" fo:color="#000000" style:font-name="Liberation Serif" fo:font-size="18pt" fo:letter-spacing="normal" fo:font-style="normal" fo:font-weight="normal" officeooo:rsid="0024d729" officeooo:paragraph-rsid="0024d729" style:font-size-asian="18pt" style:font-weight-asian="normal" style:font-size-complex="18pt" style:font-weight-complex="normal"/>
    </style:style>
    <style:style style:name="P6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8pt" fo:letter-spacing="normal" fo:font-style="normal" fo:font-weight="normal" officeooo:rsid="002591f3" officeooo:paragraph-rsid="002591f3" style:font-size-asian="18pt" style:font-weight-asian="normal" style:font-size-complex="18pt" style:font-weight-complex="normal"/>
    </style:style>
    <style:style style:name="P6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variant="normal" fo:text-transform="none" fo:color="#000000" style:font-name="Liberation Serif" fo:font-size="18pt" fo:letter-spacing="normal" fo:font-style="normal" fo:font-weight="normal" officeooo:rsid="002a3daf" officeooo:paragraph-rsid="002a3daf" style:font-size-asian="18pt" style:font-weight-asian="normal" style:font-size-complex="18pt" style:font-weight-complex="normal"/>
    </style:style>
    <style:style style:name="P70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10186a" officeooo:paragraph-rsid="0012b5f7" style:font-size-asian="18pt" style:font-weight-asian="normal" style:font-size-complex="18pt" style:font-weight-complex="normal"/>
    </style:style>
    <style:style style:name="P71" style:family="paragraph" style:parent-style-name="Standard">
      <style:paragraph-properties fo:text-align="start" style:justify-single-word="false" fo:background-color="#ffff99">
        <style:background-image/>
      </style:paragraph-properties>
      <style:text-properties fo:font-size="18pt" fo:font-weight="normal" officeooo:rsid="0029aad2" officeooo:paragraph-rsid="0029aad2" style:font-size-asian="18pt" style:font-weight-asian="normal" style:font-size-complex="18pt" style:font-weight-complex="normal"/>
    </style:style>
    <style:style style:name="P72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Liberation Serif" fo:font-size="18pt" fo:letter-spacing="normal" fo:font-style="normal" fo:font-weight="normal" officeooo:rsid="002b1e4a" officeooo:paragraph-rsid="002b1e4a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d2c2a"/>
    </style:style>
    <style:style style:name="T3" style:family="text">
      <style:text-properties officeooo:rsid="000de59a"/>
    </style:style>
    <style:style style:name="T4" style:family="text">
      <style:text-properties fo:font-size="18pt" fo:font-weight="normal" officeooo:rsid="00110966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282b7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20b8cc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letter-spacing="normal" fo:font-style="normal" officeooo:rsid="0012b5f7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letter-spacing="normal" fo:font-style="normal" officeooo:rsid="0018aca2" style:font-size-asian="18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letter-spacing="normal" fo:font-style="normal" officeooo:rsid="0018aca2" fo:background-color="#ffff99" loext:char-shading-value="0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110966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fo:font-weight="normal" officeooo:rsid="000f5f95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fo:font-weight="normal" officeooo:rsid="0018aca2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color="#000000" style:font-name="Liberation Serif" fo:font-size="18pt" fo:letter-spacing="normal" fo:font-style="normal" fo:font-weight="normal" officeooo:rsid="00192706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fo:color="#0066ff" style:font-name="Liberation Serif" fo:font-size="18pt" fo:letter-spacing="normal" fo:font-style="normal" fo:font-weight="normal" officeooo:rsid="0020b8cc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0000ff" style:font-name="Liberation Serif" fo:font-size="18pt" fo:letter-spacing="normal" fo:font-style="normal" fo:font-weight="normal" officeooo:rsid="0020b8cc" style:font-size-asian="18pt" style:font-weight-asian="normal" style:font-size-complex="18pt" style:font-weight-complex="normal"/>
    </style:style>
    <style:style style:name="T16" style:family="text">
      <style:text-properties officeooo:rsid="000f5f95" style:font-size-asian="18pt" style:font-weight-asian="normal" style:font-size-complex="18pt" style:font-weight-complex="normal"/>
    </style:style>
    <style:style style:name="T17" style:family="text">
      <style:text-properties officeooo:rsid="0012b5f7" style:font-size-asian="18pt" style:font-weight-asian="normal" style:font-size-complex="18pt" style:font-weight-complex="normal"/>
    </style:style>
    <style:style style:name="T18" style:family="text">
      <style:text-properties style:font-name="Liberation Serif" fo:font-size="18pt" fo:font-weight="normal" officeooo:rsid="00110966" style:font-size-asian="18pt" style:font-weight-asian="normal" style:font-size-complex="18pt" style:font-weight-complex="normal"/>
    </style:style>
    <style:style style:name="T19" style:family="text">
      <style:text-properties style:font-name="Liberation Serif" fo:font-size="18pt" fo:font-weight="normal" officeooo:rsid="001282b7" style:font-size-asian="18pt" style:font-weight-asian="normal" style:font-size-complex="18pt" style:font-weight-complex="normal"/>
    </style:style>
    <style:style style:name="T20" style:family="text">
      <style:text-properties style:font-name="Liberation Serif" fo:font-size="18pt" fo:font-weight="normal" officeooo:rsid="001ffbce" style:font-size-asian="18pt" style:font-weight-asian="normal" style:font-size-complex="18pt" style:font-weight-complex="normal"/>
    </style:style>
    <style:style style:name="T21" style:family="text">
      <style:text-properties style:font-name="Liberation Serif" fo:font-size="18pt" fo:font-weight="normal" officeooo:rsid="0020b8cc" style:font-size-asian="18pt" style:font-weight-asian="normal" style:font-size-complex="18pt" style:font-weight-complex="normal"/>
    </style:style>
    <style:style style:name="T22" style:family="text">
      <style:text-properties style:font-name="Liberation Serif" fo:font-size="18pt" fo:font-weight="normal" officeooo:rsid="0023040e" style:font-size-asian="18pt" style:font-weight-asian="normal" style:font-size-complex="18pt" style:font-weight-complex="normal"/>
    </style:style>
    <style:style style:name="T23" style:family="text">
      <style:text-properties style:font-name="Liberation Serif" fo:font-size="18pt" fo:font-weight="normal" officeooo:rsid="002665ea" style:font-size-asian="18pt" style:font-weight-asian="normal" style:font-size-complex="18pt" style:font-weight-complex="normal"/>
    </style:style>
    <style:style style:name="T24" style:family="text">
      <style:text-properties style:font-name="Liberation Serif" fo:font-size="18pt" fo:font-weight="normal" officeooo:rsid="00284c18" style:font-size-asian="18pt" style:font-weight-asian="normal" style:font-size-complex="18pt" style:font-weight-complex="normal"/>
    </style:style>
    <style:style style:name="T25" style:family="text">
      <style:text-properties style:font-name="Liberation Serif" officeooo:rsid="00222808"/>
    </style:style>
    <style:style style:name="T26" style:family="text">
      <style:text-properties style:font-name="Liberation Serif" officeooo:rsid="0024d729"/>
    </style:style>
    <style:style style:name="T27" style:family="text">
      <style:text-properties officeooo:rsid="0012b5f7"/>
    </style:style>
    <style:style style:name="T28" style:family="text">
      <style:text-properties officeooo:rsid="000bec41"/>
    </style:style>
    <style:style style:name="T29" style:family="text">
      <style:text-properties fo:color="#000000" officeooo:rsid="0012b5f7" style:font-size-asian="18pt" style:font-weight-asian="normal" style:font-size-complex="18pt" style:font-weight-complex="normal"/>
    </style:style>
    <style:style style:name="T30" style:family="text">
      <style:text-properties officeooo:rsid="0016b2f3"/>
    </style:style>
    <style:style style:name="T31" style:family="text">
      <style:text-properties officeooo:rsid="001d434c"/>
    </style:style>
    <style:style style:name="T32" style:family="text">
      <style:text-properties officeooo:rsid="001e506a"/>
    </style:style>
    <style:style style:name="T33" style:family="text">
      <style:text-properties officeooo:rsid="001ffbce"/>
    </style:style>
    <style:style style:name="T34" style:family="text">
      <style:text-properties officeooo:rsid="0010186a"/>
    </style:style>
    <style:style style:name="T35" style:family="text">
      <style:text-properties officeooo:rsid="00203fa6"/>
    </style:style>
    <style:style style:name="T36" style:family="text">
      <style:text-properties fo:color="#0000ff" officeooo:rsid="0020b8cc"/>
    </style:style>
    <style:style style:name="T37" style:family="text">
      <style:text-properties fo:color="#0000ff" style:font-name="Liberation Serif" officeooo:rsid="0020b8cc"/>
    </style:style>
    <style:style style:name="T38" style:family="text">
      <style:text-properties fo:color="#0000ff" style:font-name="Liberation Serif" officeooo:rsid="00222808"/>
    </style:style>
    <style:style style:name="T39" style:family="text">
      <style:text-properties fo:color="#0000ff" style:font-name="Liberation Serif" officeooo:rsid="0024d729"/>
    </style:style>
    <style:style style:name="T40" style:family="text">
      <style:text-properties officeooo:rsid="0023040e"/>
    </style:style>
    <style:style style:name="T41" style:family="text">
      <style:text-properties officeooo:rsid="002591f3"/>
    </style:style>
    <style:style style:name="T42" style:family="text">
      <style:text-properties officeooo:rsid="0025b20e"/>
    </style:style>
    <style:style style:name="T43" style:family="text">
      <style:text-properties officeooo:rsid="0029aa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пецификация требований к веб приложению <text:span text:style-name="T1">«Jollify»</text:span></text:p>
      <text:p text:style-name="P23">Оглавление.</text:p>
      <text:p text:style-name="P3"/>
      <text:p text:style-name="P3">1. Определение приложения.</text:p>
      <text:p text:style-name="P3">2. Компоненты</text:p>
      <text:p text:style-name="P3">3. Структуры данных и организация БД.</text:p>
      <text:p text:style-name="P3">4. Безопасность и резервные копии</text:p>
      <text:p text:style-name="P3">5. Технологии</text:p>
      <text:p text:style-name="P21">Проект Joolify – Доска обьявлений о различных мероприятиях с элементами социальной сети. Ресурс будет решать проблему поиска компании на мероприятия.</text:p>
      <text:p text:style-name="P4"/>
      <text:p text:style-name="P50">Термины:</text:p>
      <text:p text:style-name="P50"></text:p>
      <text:p text:style-name="P50"><text:tab/>Событие - мероприятие которое имеет ограниченный срок проведения (концерт, митинг, парад)</text:p>
      <text:p text:style-name="P50"><text:tab/>Хобби - разнообразные развлечения, без привязки к конкретной дате (боулинг, футбол, фехтование)</text:p>
      <text:p text:style-name="P50"><text:tab/>Провайдер - компания предоставляющая услугу (стадион, театр, боулинг-клуб)</text:p>
      <text:p text:style-name="P50"><text:tab/>Карточка - страница пользователя, страница хобби, страница события, страница провайдера</text:p>
      <text:p text:style-name="P50"><text:tab/>Шер - возможность перепостить страницу в социальную сеть</text:p>
      <text:p text:style-name="P50"><text:tab/>Значком "*" помечается функционал доступный только для зарегестрированных и авторизированных пользователей.</text:p>
      <text:p text:style-name="P50"/>
      <text:p text:style-name="P50"><text:tab/>Значком "**" помечается функционал доступный только для провайдеров.</text:p>
      <text:p text:style-name="P50"/>
      <text:p text:style-name="P50"><text:tab/>Значком "***" помечается функционал доступный только для администраторов.</text:p>
      <text:p text:style-name="P21">Основные сущности БД </text:p>
      <text:p text:style-name="P4"/>
      <text:p text:style-name="P4">1. Событие с фиксированной датой.</text:p>
      <text:p text:style-name="P4"/>
      <text:p text:style-name="P4">Будет содержать:</text:p>
      <text:p text:style-name="P4">1. UUID (Уникальный идентифткатор)</text:p>
      <text:p text:style-name="P4">2. Название события</text:p>
      <text:p text:style-name="P4">3. Ссылка на владельца события</text:p>
      <text:p text:style-name="P4">4. Дата и время начала события</text:p>
      <text:p text:style-name="P4">5. Дата и время окончания события</text:p>
      <text:p text:style-name="P4">6. Краткое описание (Для размещения в списке/на карте)</text:p>
      <text:p text:style-name="P4">7. Детальное описание (текст)</text:p>
      <text:p text:style-name="P4">8. <text:span text:style-name="T2">Теги</text:span></text:p>
      <text:p text:style-name="P7">9. Участники мероприятия (ссылки)</text:p>
      <text:p text:style-name="P7">10. Комментарии.</text:p>
      <text:p text:style-name="P7">11. Картинка для описания (ссылка)</text:p>
      <text:p text:style-name="P10">12. Контакты</text:p>
      <text:p text:style-name="P10">13. Дата подтвержждения</text:p>
      <text:p text:style-name="P12">14. Геолокация</text:p>
      <text:p text:style-name="P53">15. Ценовая политика</text:p>
      <text:p text:style-name="P57">16. Список желающих</text:p>
      <text:p text:style-name="P12"/>
      <text:p text:style-name="P13">MongoDB Document model:</text:p>
      <text:p text:style-name="P13">{</text:p>
      <text:p text:style-name="P13"><text:tab/>_id: &lt;UUID&gt;</text:p>
      <text:p text:style-name="P13"><text:tab/>name: &lt;String&gt;</text:p>
      <text:p text:style-name="P13"><text:tab/>owner: &lt;UUID&gt;</text:p>
      <text:p text:style-name="P13"><text:tab/>startTime: &lt;DateTime&gt;</text:p>
      <text:p text:style-name="P13"><text:tab/>endTime: &lt;DateTime&gt;</text:p>
      <text:p text:style-name="P13"><text:tab/>description: &lt;Text&gt;</text:p>
      <text:p text:style-name="P13"><text:tab/>fDescription: &lt;Text&gt;</text:p>
      <text:p text:style-name="P13"><text:tab/>tags: &lt;String[]&gt;</text:p>
      <text:p text:style-name="P13"><text:tab/>members: &lt;UUID[]&gt;</text:p>
      <text:p text:style-name="P13"><text:soft-page-break/><text:tab/>avatar: &lt;HTTPlink&gt;</text:p>
      <text:p text:style-name="P13"><text:tab/>contacts: &lt;Text&gt;</text:p>
      <text:p text:style-name="P13"><text:tab/>confirmDate: &lt;DateTime&gt;</text:p>
      <text:p text:style-name="P13"><text:tab/>geolocation: &lt;googleLocation&gt;</text:p>
      <text:p text:style-name="P13"><text:tab/><text:span text:style-name="T42">pricing: &lt;Text&gt;</text:span></text:p>
      <text:p text:style-name="P48"><text:span text:style-name="T43"><text:tab/>willing: &lt;UUID[]&gt;</text:span></text:p>
      <text:p text:style-name="P13">}</text:p>
      <text:p text:style-name="P13"/>
      <text:p text:style-name="P51">Список функций для манипуляции с объектами событий:</text:p>
      <text:p text:style-name="P51"/>
      <text:p text:style-name="P32">Создание события <text:span text:style-name="T31">function createEvent(e1){} returns boolean</text:span></text:p>
      <text:p text:style-name="P32">Удаление события <text:span text:style-name="T31">function deleteEvent(e1){} returns boolean</text:span></text:p>
      <text:p text:style-name="P32">Изменение события<text:span text:style-name="T30"> function saveEvent(e1){} returns boolean</text:span></text:p>
      <text:p text:style-name="P32">Подтверждение события<text:span text:style-name="T30"> function approveEvent(e1, user1){} returns boolean</text:span></text:p>
      <text:p text:style-name="P32">Подписать участника <text:span text:style-name="T31">function applyUserEvent(e1, u1){} returns boolean</text:span></text:p>
      <text:p text:style-name="P32">Отписать участника <text:span text:style-name="T31">function excludeUserEvent(e1, u1){} returns boolean</text:span></text:p>
      <text:p text:style-name="P7"/>
      <text:p text:style-name="P10">2. Событие без привязки к дате (Хобби)</text:p>
      <text:p text:style-name="P7"/>
      <text:p text:style-name="P5">Будет содержать:</text:p>
      <text:p text:style-name="P5">1. UUID (Уникальный идентифткатор)</text:p>
      <text:p text:style-name="P5">2. Название <text:span text:style-name="T3">Хобби</text:span></text:p>
      <text:p text:style-name="P5">3. Ссылка на владельца <text:span text:style-name="T3">хобби</text:span></text:p>
      <text:p text:style-name="P5">4. <text:span text:style-name="T3">Информация о расписании </text:span></text:p>
      <text:p text:style-name="P5"><text:span text:style-name="T3">5</text:span>. Краткое описание (Для размещения в списке/на карте)</text:p>
      <text:p text:style-name="P5"><text:span text:style-name="T3">6</text:span>. Детальное описание (текст)</text:p>
      <text:p text:style-name="P5"><text:span text:style-name="T3">7</text:span>. <text:span text:style-name="T2">Теги</text:span></text:p>
      <text:p text:style-name="P8"><text:span text:style-name="T3">8</text:span>. Участники <text:span text:style-name="T3">хобби</text:span> (ссылки)</text:p>
      <text:p text:style-name="P8"><text:span text:style-name="T3">9</text:span>. Комментарии.</text:p>
      <text:p text:style-name="P8">1<text:span text:style-name="T3">0</text:span>. Картинка для описания (ссылка)</text:p>
      <text:p text:style-name="P10"><text:soft-page-break/>11. Контакты</text:p>
      <text:p text:style-name="P10">12. Дата подтверждения</text:p>
      <text:p text:style-name="P12">13. Геолокация</text:p>
      <text:p text:style-name="P53">14. Ценовая политика</text:p>
      <text:p text:style-name="P71">15. Список желающих</text:p>
      <text:p text:style-name="P10"/>
      <text:p text:style-name="P13">MongoDB Document model:</text:p>
      <text:p text:style-name="P13">{</text:p>
      <text:p text:style-name="P13"><text:tab/>_id: &lt;UUID&gt;</text:p>
      <text:p text:style-name="P13"><text:tab/>name: &lt;String&gt;</text:p>
      <text:p text:style-name="P13"><text:tab/>owner: &lt;UUID&gt;</text:p>
      <text:p text:style-name="P13"><text:tab/>schedule: &lt;String&gt;</text:p>
      <text:p text:style-name="P13"><text:tab/>description: &lt;Text&gt;</text:p>
      <text:p text:style-name="P13"><text:tab/>fDescription: &lt;Text&gt;</text:p>
      <text:p text:style-name="P13"><text:tab/>tags: &lt;String[]&gt;</text:p>
      <text:p text:style-name="P13"><text:tab/>members: &lt;UUID[]&gt;</text:p>
      <text:p text:style-name="P13"><text:tab/>avatar: &lt;HTTPlink&gt;</text:p>
      <text:p text:style-name="P13"><text:tab/>contacts: &lt;Text&gt;</text:p>
      <text:p text:style-name="P13"><text:tab/>confirmDate: &lt;DateTime&gt;</text:p>
      <text:p text:style-name="P13"><text:tab/>geolocation: &lt;googleLocation&gt;</text:p>
      <text:p text:style-name="P47"><text:span text:style-name="T42"><text:tab/>pricing: &lt;Text&gt;</text:span></text:p>
      <text:p text:style-name="P48"><text:tab/><text:span text:style-name="T43">willing: &lt;UUID[]&gt;</text:span></text:p>
      <text:p text:style-name="P13">}</text:p>
      <text:p text:style-name="P13"/>
      <text:p text:style-name="P51">Список функций для манипуляции с объектами хобби:</text:p>
      <text:p text:style-name="P51"/>
      <text:p text:style-name="P34">Создание <text:span text:style-name="T31">хобби</text:span> <text:span text:style-name="T31">function createHbb(h1){} returns boolean</text:span></text:p>
      <text:p text:style-name="P34">Удаление <text:span text:style-name="T31">хобби</text:span> <text:span text:style-name="T31">function deleteHbb(h1){} returns boolean</text:span></text:p>
      <text:p text:style-name="P34">Изменение <text:span text:style-name="T31">хобби function saveHbb(h1){} returns boolean</text:span></text:p>
      <text:p text:style-name="P34">Подтверждение <text:span text:style-name="T31">хобби function approveHbb(h1, user1){} returns boolean</text:span></text:p>
      <text:p text:style-name="P34">Подписать участника <text:span text:style-name="T31">function applyUserHbb(h1, u1){} returns boolean</text:span></text:p>
      <text:p text:style-name="P34"><text:soft-page-break/>Отписать участника <text:span text:style-name="T31">function excludeUserHbb(h1, u1){} returns boolean</text:span></text:p>
      <text:p text:style-name="P9"/>
      <text:p text:style-name="P10"/>
      <text:p text:style-name="P10">3. Пользователь</text:p>
      <text:p text:style-name="P10"/>
      <text:p text:style-name="P5">Будет содержать:</text:p>
      <text:p text:style-name="P5">1. UUID (Уникальный идентифткатор)</text:p>
      <text:p text:style-name="P10">2. Имя пользователя</text:p>
      <text:p text:style-name="P10">3. Почта (email)</text:p>
      <text:p text:style-name="P10">4. Пароль</text:p>
      <text:p text:style-name="P10">5. Тип пользователя (Подпищик, Провайдер, Администратор)</text:p>
      <text:p text:style-name="P10">6. Контакты (телефон, адрес, социальные сети)</text:p>
      <text:p text:style-name="P10">7. Подписки (События, хобби)</text:p>
      <text:p text:style-name="P10">8. Созданные мероприятия (События, хобби)</text:p>
      <text:p text:style-name="P10">9. Аватар (ссылка)</text:p>
      <text:p text:style-name="P10">10. Настройки профиля</text:p>
      <text:p text:style-name="P55">12. Возраст</text:p>
      <text:p text:style-name="P56">13. Пол</text:p>
      <text:p text:style-name="P10"/>
      <text:p text:style-name="P65"><text:span text:style-name="T4">Первые 5 пунктов, </text:span><text:span text:style-name="T5">социальные сети и аватар</text:span><text:span text:style-name="T4"> обслуживаются пакетами </text:span><text:span text:style-name="T6"><text:s/></text:span><text:a xlink:type="simple" xlink:href="https://atmospherejs.com/alanning/roles"><text:span text:style-name="T6">alanning:roles</text:span></text:a><text:span text:style-name="T6"> и</text:span><text:span text:style-name="Source_20_Text"><text:span text:style-name="T21"> </text:span></text:span><text:a xlink:type="simple" xlink:href="https://atmospherejs.com/meteor/accounts-base"><text:span text:style-name="Source_20_Text"><text:span text:style-name="T21">accounts-base</text:span></text:span></text:a><text:span text:style-name="Source_20_Text"><text:span text:style-name="T21"> </text:span></text:span><text:span text:style-name="Source_20_Text"><text:span text:style-name="T18">. </text:span></text:span></text:p>
      <text:p text:style-name="P17"/>
      <text:p text:style-name="P18"><text:span text:style-name="Source_20_Text"><text:span text:style-name="T19">Custom fields:</text:span></text:span></text:p>
      <text:p text:style-name="P18"><text:span text:style-name="Source_20_Text"><text:span text:style-name="T19">{</text:span></text:span></text:p>
      <text:p text:style-name="P18"><text:span text:style-name="Source_20_Text"><text:span text:style-name="T19"><text:tab/>phone: &lt;String&gt;</text:span></text:span></text:p>
      <text:p text:style-name="P18"><text:span text:style-name="Source_20_Text"><text:span text:style-name="T19"><text:tab/></text:span></text:span><text:span text:style-name="Source_20_Text"><text:span text:style-name="T23">birthDate: &lt;DateTime&gt;</text:span></text:span></text:p>
      <text:p text:style-name="P18"><text:span text:style-name="Source_20_Text"><text:span text:style-name="T23"><text:tab/></text:span></text:span><text:span text:style-name="Source_20_Text"><text:span text:style-name="T24">gender: &lt;char&gt;</text:span></text:span></text:p>
      <text:p text:style-name="P18"><text:span text:style-name="Source_20_Text"><text:span text:style-name="T19"><text:tab/>eventSubs: &lt;UUID[]&gt;</text:span></text:span></text:p>
      <text:p text:style-name="P18"><text:span text:style-name="Source_20_Text"><text:span text:style-name="T19"><text:tab/>hobbiesSubs: &lt;UUID[]&gt;</text:span></text:span></text:p>
      <text:p text:style-name="P18"><text:span text:style-name="Source_20_Text"><text:span text:style-name="T19"><text:tab/>ownerOf</text:span></text:span><text:span text:style-name="Source_20_Text"><text:span text:style-name="T20">Events</text:span></text:span><text:span text:style-name="Source_20_Text"><text:span text:style-name="T19">: &lt;UUID[]&gt;</text:span></text:span></text:p>
      <text:p text:style-name="P62"><text:span text:style-name="Source_20_Text"><text:span text:style-name="T19"><text:tab/>ownerOf</text:span></text:span><text:span text:style-name="Source_20_Text"><text:span text:style-name="T20">Hbbs</text:span></text:span><text:span text:style-name="Source_20_Text"><text:span text:style-name="T19">: &lt;UUID[]&gt;</text:span></text:span></text:p>
      <text:p text:style-name="P18"><text:span text:style-name="Source_20_Text"><text:span text:style-name="T19"><text:tab/>options: &lt;</text:span></text:span><text:span text:style-name="Source_20_Text"><text:span text:style-name="T22">int</text:span></text:span><text:span text:style-name="Source_20_Text"><text:span text:style-name="T19">[]&gt;<text:tab/></text:span></text:span></text:p>
      <text:p text:style-name="P18"><text:span text:style-name="Source_20_Text"><text:span text:style-name="T19">}</text:span></text:span></text:p>
      <text:p text:style-name="P17"><text:soft-page-break/></text:p>
      <text:p text:style-name="P36">Список функций для манипуляций с дополнительными функциями пользователя:</text:p>
      <text:p text:style-name="P36"/>
      <text:p text:style-name="P36">Обновить етелефонный номер function savePhoneNumber(user1, phone1){}</text:p>
      <text:p text:style-name="P36">Добавить подписку на событие function subscribeEvent(e1)<text:span text:style-name="T35">{}</text:span></text:p>
      <text:p text:style-name="P36">Удалить подписку на событие function unSubscribeEvent(e1)<text:span text:style-name="T35">{}</text:span></text:p>
      <text:p text:style-name="P36">Добавить подписку на хобби function subscribe<text:span text:style-name="T33">Hbb</text:span>(<text:span text:style-name="T35">h</text:span>1)<text:span text:style-name="T35">{}</text:span></text:p>
      <text:p text:style-name="P36">Удалить подписку на хобби function unSubscribe<text:span text:style-name="T33">Hbb</text:span>(<text:span text:style-name="T35">h</text:span>1)<text:span text:style-name="T35">{}</text:span></text:p>
      <text:p text:style-name="P37">При операциях с подпиской необходимо соответственно изменять (добавлять, или удалять) пользователя из соответствующих событий или хобби (поле <text:span text:style-name="T34">members: &lt;UUID[]&gt;</text:span>)</text:p>
      <text:p text:style-name="P39">Добавить событие <text:span text:style-name="T32">function </text:span>add<text:span text:style-name="T32">Event(e1)</text:span>{}</text:p>
      <text:p text:style-name="P39">Удалить событие <text:span text:style-name="T32">function </text:span>delete<text:span text:style-name="T32">Event(e1)</text:span>{}</text:p>
      <text:p text:style-name="P39">Добавить хобби <text:span text:style-name="T32">function </text:span>addHbb<text:span text:style-name="T32">(</text:span>h<text:span text:style-name="T32">1)</text:span>{}</text:p>
      <text:p text:style-name="P39">Удалить хобби <text:span text:style-name="T32">function </text:span>deleteHbb<text:span text:style-name="T32">(</text:span>h<text:span text:style-name="T32">1)</text:span>{}</text:p>
      <text:p text:style-name="P40">При удалении мероприятия необходимо учитывать изменения в профилях его подписчиков.</text:p>
      <text:p text:style-name="P41">Добавить опцию function addOption(o1){} returns boolean</text:p>
      <text:p text:style-name="P41">Удалить опцию function delOption(o1){} returns boolean</text:p>
      <text:p text:style-name="P41">Есть ли опция function isOptionEnabled(o1){} returns boolean</text:p>
      <text:p text:style-name="P41">В опциях указывать дополнительные параметры (<text:span text:style-name="T40">Например я</text:span>зык интерфейса, <text:span text:style-name="T40">город проживания</text:span>)</text:p>
      <text:p text:style-name="P39"/>
      <text:p text:style-name="P11">4. Комментарии</text:p>
      <text:p text:style-name="P11"/>
      <text:p text:style-name="P6">Будет содержать:</text:p>
      <text:p text:style-name="P15">1. Тип комментария (К событию, к хобби)</text:p>
      <text:p text:style-name="P15">2. Ссылка на мероприятие</text:p>
      <text:p text:style-name="P15">3. Ссылка на автора</text:p>
      <text:p text:style-name="P15">4. <text:span text:style-name="T27">Дата публикации</text:span></text:p>
      <text:p text:style-name="P16">5. Текст комментария</text:p>
      <text:p text:style-name="P16"><text:soft-page-break/>6. <text:span text:style-name="T28">UUID (Уникальный идентифткатор)</text:span></text:p>
      <text:p text:style-name="P11"/>
      <text:p text:style-name="P14">MongoDB Document model:</text:p>
      <text:p text:style-name="P14">{</text:p>
      <text:p text:style-name="P14"><text:tab/>_id: &lt;UUID&gt;</text:p>
      <text:p text:style-name="P14"><text:tab/><text:span text:style-name="T27">type</text:span>: &lt;String&gt;</text:p>
      <text:p text:style-name="P14"><text:tab/><text:span text:style-name="T27">eventId: &lt;UUID&gt;</text:span></text:p>
      <text:p text:style-name="P14"><text:tab/>owner: &lt;UUID&gt;</text:p>
      <text:p text:style-name="P14"><text:tab/><text:span text:style-name="T27">date: &lt;DateTime&gt;</text:span></text:p>
      <text:p text:style-name="P14"><text:tab/><text:span text:style-name="T27">text: &lt;Text&gt;</text:span></text:p>
      <text:p text:style-name="P70"><text:tab/><text:span text:style-name="T41">Rating &lt;Boolean&gt;</text:span></text:p>
      <text:p text:style-name="P16">}</text:p>
      <text:p text:style-name="P16"/>
      <text:p text:style-name="P51">Список функций для манипуляции с объектами комментариев:</text:p>
      <text:p text:style-name="P51"/>
      <text:p text:style-name="P28">Добавить комментарий <text:span text:style-name="T31">function addComment(comment1, user1, owner1) {}</text:span></text:p>
      <text:p text:style-name="P28">Удалить комментарий <text:span text:style-name="T31">function deleteComment(user1, owner1) {}</text:span></text:p>
      <text:p text:style-name="P31">Изменить комментарий <text:span text:style-name="T31">function saveComment(comment1) {}</text:span></text:p>
      <text:p text:style-name="P16"/>
      <text:p text:style-name="P11">5. Личные сообщения</text:p>
      <text:p text:style-name="P64"><text:span text:style-name="T10">обслуживаются пакетом</text:span><text:span text:style-name="T11"> </text:span><text:a xlink:type="simple" xlink:href="https://atmospherejs.com/socialize/messaging"><text:span text:style-name="T15">socialize:messaging</text:span></text:a></text:p>
      <text:p text:style-name="P38"/>
      <text:p text:style-name="P33"/>
      <text:p text:style-name="P43">5. Уведомления</text:p>
      <text:p text:style-name="P43"/>
      <text:p text:style-name="P72">6. Безопасность и резервные копии</text:p>
      <text:p text:style-name="P44"/>
      <text:p text:style-name="P44">1. Пароли хранятся в зашифрованом виде</text:p>
      <text:p text:style-name="P44">2. Работа с приложением осуществляется через HTTPS</text:p>
      <text:p text:style-name="P44">3. Соответствие рекомендациям безопасности, изложенным <text:a xlink:type="simple" xlink:href="https://guide.meteor.com/security.html">тут</text:a> </text:p>
      <text:p text:style-name="P44">4. Ежедневный ночной дамп БД в 2х местах (локально и в облако)</text:p>
      <text:p text:style-name="P44">5. Обеспечение резервного сервера для аварийных ситуаций</text:p>
      <text:p text:style-name="P44"/>
      <text:p text:style-name="P20"/>
      <text:p text:style-name="P29"/>
      <text:p text:style-name="P30"/>
      <text:p text:style-name="P35"/>
      <text:p text:style-name="P22">Технологии.</text:p>
      <text:p text:style-name="P11"/>
      <text:p text:style-name="P11">1. Язык – js</text:p>
      <text:p text:style-name="P61"><text:span text:style-name="T16">2. </text:span><text:span text:style-name="T17">Технологии: Meteor</text:span><text:span text:style-name="T29"> </text:span><text:span text:style-name="T7">platform, MongoDB, </text:span><text:bookmark text:name="step-1-—-setting-up-an-nginx-web-server"/><text:span text:style-name="T7">Nginx Web Server, Ubuntu Linux, </text:span><text:span text:style-name="T9">Docker</text:span></text:p>
      <text:p text:style-name="P24">3. Требования к серверу.</text:p>
      <text:p text:style-name="P66"><text:span text:style-name="T12">Для запуска приложения хватит </text:span><text:span text:style-name="T13">5GB HDD, 4</text:span><text:span text:style-name="T12">GB RAM, </text:span><text:a xlink:type="simple" xlink:href="http://ark.intel.com/ru/products/43233/Intel-Xeon-Processor-L3426-8M-Cache-1_86-GHz"><text:span text:style-name="T14">Пример процессора</text:span></text:a></text:p>
      <text:p text:style-name="P58"/>
      <text:p text:style-name="P59">3. Модули meteor</text:p>
      <text:p text:style-name="P59"/>
      <text:p text:style-name="P60"><text:a xlink:type="simple" xlink:href="https://atmospherejs.com/socialize/base-model">socialize:base-model</text:a></text:p>
      <text:p text:style-name="P25"><text:a xlink:type="simple" xlink:href="https://atmospherejs.com/socialize/messaging">socialize:messaging</text:a><text:span text:style-name="T36"> –</text:span><text:span text:style-name="Source_20_Text"><text:span text:style-name="T25"> Личные сообщения</text:span></text:span></text:p>
      <text:p text:style-name="P26"><text:a xlink:type="simple" xlink:href="https://atmospherejs.com/meteor/accounts-base"><text:span text:style-name="Source_20_Text">accounts-base</text:span></text:a><text:span text:style-name="Source_20_Text"><text:span text:style-name="T37"> </text:span></text:span></text:p>
      <text:p text:style-name="P26"><text:a xlink:type="simple" xlink:href="https://atmospherejs.com/socialize/user-profile"><text:span text:style-name="Source_20_Text"><text:span text:style-name="T39">socialize:user-profile</text:span></text:span></text:a><text:span text:style-name="Source_20_Text"><text:span text:style-name="T25"> – Расширение функционала пользователя </text:span></text:span></text:p>
      <text:p text:style-name="P25"><text:a xlink:type="simple" xlink:href="https://atmospherejs.com/alanning/roles"><text:span text:style-name="Source_20_Text"><text:span text:style-name="T37">alanning:roles</text:span></text:span></text:a></text:p>
      <text:p text:style-name="P25"><text:a xlink:type="simple" xlink:href="https://atmospherejs.com/tap/i18n"><text:span text:style-name="Source_20_Text">tap:i18n</text:span></text:a><text:span text:style-name="Source_20_Text"><text:span text:style-name="T38"> – </text:span></text:span><text:span text:style-name="Source_20_Text"><text:span text:style-name="T25">Изменение языка интерфейса</text:span></text:span></text:p>
      <text:p text:style-name="P26"><text:a xlink:type="simple" xlink:href="https://atmospherejs.com/joshowens/shareit"><text:span text:style-name="Source_20_Text"><text:span text:style-name="T26">joshowens:shareit</text:span></text:span></text:a><text:span text:style-name="Source_20_Text"><text:span text:style-name="T26"> – Шер в социальные сети</text:span></text:span></text:p>
      <text:p text:style-name="P67"><text:a xlink:type="simple" xlink:href="https://atmospherejs.com/jandres/google-calendar-api">jandres:google-calendar-api</text:a> – Поддержка гугл календаря</text:p>
      <text:p text:style-name="P68"><text:a xlink:type="simple" xlink:href="https://atmospherejs.com/drblue/fullcalendar">drblue:fullcalendar</text:a> <text:s/>- Претендент на событийный календарь</text:p>
      <text:p text:style-name="P68"><text:a xlink:type="simple" xlink:href="https://atmospherejs.com/dburles/google-maps">dburles:google-maps</text:a> <text:s/>- Поддержка гугл карт + <text:a xlink:type="simple" xlink:href="https://code.google.com/p/google-maps-utility-library-v3/wiki/Libraries">Компоненты для меток</text:a> </text:p>
      <text:p text:style-name="P69"><text:a xlink:type="simple" xlink:href="https://atmospherejs.com/meteor/email">email</text:a> – Отправка email (В качестве уведомлений, рассылок)</text:p>
      <text:p text:style-name="P69"/>
      <text:p text:style-name="P68"/>
      <text:p text:style-name="P42"/>
      <text:p text:style-name="P19"/>
      <text:p text:style-name="P19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 WT" svg:font-family="'Andale Mono WT', 'Andale Mono', 'Lucida Console', 'Lucida Sans Typewriter', Monaco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bec41" officeooo:paragraph-rsid="000bec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Киев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avka </meta:initial-creator>
    <meta:creation-date>2016-09-25T10:33:09.716083391</meta:creation-date>
    <dc:date>2016-09-28T17:41:17.901115684</dc:date>
    <dc:creator>mjavka </dc:creator>
    <meta:editing-duration>P1DT4H47M14S</meta:editing-duration>
    <meta:editing-cycles>16</meta:editing-cycles>
    <meta:generator>LibreOffice/4.2.6.3$Linux_X86_64 LibreOffice_project/420m0$Build-3</meta:generator>
    <meta:document-statistic meta:table-count="0" meta:image-count="0" meta:object-count="0" meta:page-count="11" meta:paragraph-count="194" meta:word-count="810" meta:character-count="6572" meta:non-whitespace-character-count="5877"/>
  </office:meta>
</office:document-meta>
</file>